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200%" fo:text-align="start" style:writing-mode="lr-tb">
        <style:tab-stops/>
      </style:paragraph-properties>
    </style:style>
    <style:style style:name="P2" style:family="paragraph">
      <loext:graphic-properties draw:fill-color="#ffffff"/>
      <style:paragraph-properties fo:line-height="200%" fo:text-align="start" style:writing-mode="lr-tb">
        <style:tab-stops/>
      </style:paragraph-properties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Lis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Modeling Gene Regulatory Networks</text:p>
              </text:list-item>
              <text:list-item>
                <text:p text:style-name="P1">Planetary Orbits and Lightcurves from Transits</text:p>
              </text:list-item>
              <text:list-item>
                <text:p text:style-name="P1">Modeling Supernovae Remnants using Pyro</text:p>
              </text:list-item>
              <text:list-item>
                <text:p text:style-name="P1">Solving nuclear reactions in white dwarf interi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e </meta:initial-creator>
    <meta:creation-date>2017-03-02T17:16:02.618075924</meta:creation-date>
    <dc:date>2017-03-02T17:19:52.965458382</dc:date>
    <dc:creator>eugene </dc:creator>
    <meta:editing-duration>PT3M50S</meta:editing-duration>
    <meta:editing-cycles>1</meta:editing-cycles>
    <meta:document-statistic meta:object-count="25"/>
    <meta:generator>LibreOffice/5.2.6.1$Linux_X86_64 LibreOffice_project/20$Build-1</meta:generator>
  </office:meta>
</office:document-meta>
</file>